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8023097873505816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57021405156618082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9903291359633711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7732967678252644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2352138818333842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76541511680630839"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65538013279245974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50427365593866797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542146" text:continue-list="list365538013279245974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0040851303365971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52642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531340"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544444"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53822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517235"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6,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09645354509364148"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8T08:30:15.01</dc:date>
    <dc:creator>James Lombardi</dc:creator>
    <meta:editing-duration>P9DT16H39M44S</meta:editing-duration>
    <meta:editing-cycles>826</meta:editing-cycles>
    <meta:generator>OpenOffice/4.1.2$Win32 OpenOffice.org_project/412m3$Build-9782</meta:generator>
    <meta:document-statistic meta:table-count="0" meta:image-count="8" meta:object-count="0" meta:page-count="94" meta:paragraph-count="2535" meta:word-count="28823" meta:character-count="147337"/>
  </office:meta>
</office:document-meta>
</file>